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c4bfb7" loext:opacity="100%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c4bfb7" loext:opacity="100%" style:font-name="apple-system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c4bfb7" loext:opacity="100%" style:font-name="apple-system" fo:font-size="11.25pt" fo:letter-spacing="normal" fo:font-style="normal" fo:font-weight="normal"/>
    </style:style>
    <style:style style:name="T1" style:family="text">
      <style:text-properties officeooo:rsid="000ba8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nun dein Netzwerk. Kannst du PCPROD1 von PCPFUE1 pingen? <text:span text:style-name="T1">Ja</text:span></text:p>
      <text:p text:style-name="P2">War der DHCP Request bei PCPROD2 erfolgreich? <text:span text:style-name="T1">Ja</text:span></text:p>
      <text:p text:style-name="P3">War der DHCP Request bei PCPFUE2 erfolgreich? <text:span text:style-name="T1">Ja</text:span></text:p>
      <text:p text:style-name="P3"/>
      <text:p text:style-name="P1">Hat es diesmal funktioniert? <text:span text:style-name="T1">Ja</text:span></text:p>
      <text:p text:style-name="P1"/>
      <text:p text:style-name="P1">Wenn ja, warum funktioniert es nun? <text:span text:style-name="T1">Weil der router den dhcp server weiterleitet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0:22:23.701464527</meta:creation-date>
    <dc:date>2023-01-09T10:27:42.594367583</dc:date>
    <meta:editing-duration>PT5M20S</meta:editing-duration>
    <meta:editing-cycles>1</meta:editing-cycles>
    <meta:document-statistic meta:table-count="0" meta:image-count="0" meta:object-count="0" meta:page-count="1" meta:paragraph-count="5" meta:word-count="45" meta:character-count="272" meta:non-whitespace-character-count="232"/>
    <meta:generator>LibreOffice/7.3.7.2$Linux_X86_64 LibreOffice_project/30$Build-2</meta:generator>
  </office:meta>
</office:document-meta>
</file>